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2ac" officeooo:paragraph-rsid="001272ac"/>
    </style:style>
    <style:style style:name="P2" style:family="paragraph" style:parent-style-name="Standard">
      <style:text-properties officeooo:rsid="001272ac" officeooo:paragraph-rsid="001272ac"/>
    </style:style>
    <style:style style:name="P3" style:family="paragraph" style:parent-style-name="Standard">
      <style:text-properties officeooo:rsid="00153357" officeooo:paragraph-rsid="00153357"/>
    </style:style>
    <style:style style:name="T1" style:family="text">
      <style:text-properties officeooo:rsid="001533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PI 1</text:p>
      <text:p text:style-name="P1"/>
      <text:p text:style-name="P1">PCB display</text:p>
      <text:p text:style-name="P1"/>
      <text:p text:style-name="P1"/>
      <text:p text:style-name="P1"/>
      <text:p text:style-name="P1">Aquesta placa PCB està pensada per a fer un mostreig dels sensors que es troben allà i en cas de que soni l'alarma que hi ha on les plaques fotovoltaiques. </text:p>
      <text:p text:style-name="P1"/>
      <text:p text:style-name="P1">Espai limitat ~= <text:span text:style-name="T1">capsa 15x10cm</text:span></text:p>
      <text:p text:style-name="P1"/>
      <text:p text:style-name="P1"/>
      <text:p text:style-name="P1">Conformada per:</text:p>
      <text:p text:style-name="P1"/>
      <text:p text:style-name="P1"><text:tab/>1 display 16x2 </text:p>
      <text:p text:style-name="P1"/>
      <text:p text:style-name="P1"><text:tab/>1 header 20x2</text:p>
      <text:p text:style-name="P1"/>
      <text:p text:style-name="P1"><text:tab/>9 leds:</text:p>
      <text:p text:style-name="P1"><text:tab/><text:tab/>5 radiacio</text:p>
      <text:p text:style-name="P1"><text:tab/><text:tab/>3 nivell bateries</text:p>
      <text:p text:style-name="P1"><text:tab/><text:tab/>1 senyal alarma</text:p>
      <text:p text:style-name="P1"/>
      <text:p text:style-name="P1"><text:tab/>1 brunzidor</text:p>
      <text:p text:style-name="P1"><text:tab/></text:p>
      <text:p text:style-name="P1"><text:tab/>9 resistencies per als leds –150ohms</text:p>
      <text:p text:style-name="P3"><text:tab/>2 resistencies per als pulsadors – pull down.</text:p>
      <text:p text:style-name="P1"><text:tab/></text:p>
      <text:p text:style-name="P1"><text:tab/>2 potenciometres de 10k</text:p>
      <text:p text:style-name="P1"/>
      <text:p text:style-name="P1"><text:tab/>2 pulsadors</text:p>
      <text:p text:style-name="P1"/>
      <text:p text:style-name="P1">Raspberry:</text:p>
      <text:p text:style-name="P1"/>
      <text:p text:style-name="P1"><text:tab/>Disposa de X gpios, X GND, 1 sortida a 5V, 3 sortides a 3.3V</text:p>
      <text:p text:style-name="P1"/>
      <text:p text:style-name="P1"><text:tab/>D'aquests gpio's necessitem:</text:p>
      <text:p text:style-name="P1"/>
      <text:p text:style-name="P1"><text:tab/><text:tab/>5 pels led de radiacio</text:p>
      <text:p text:style-name="P1"><text:tab/><text:tab/>3 nivells bateries</text:p>
      <text:p text:style-name="P1"><text:tab/><text:tab/>1 llum alarma</text:p>
      <text:p text:style-name="P1"><text:tab/><text:tab/></text:p>
      <text:p text:style-name="P1"><text:tab/><text:tab/>1 senyal alarma</text:p>
      <text:p text:style-name="P1"><text:tab/><text:tab/></text:p>
      <text:p text:style-name="P1"><text:tab/><text:tab/>Per al display:</text:p>
      <text:p text:style-name="P1"><text:tab/><text:tab/><text:tab/><text:tab/>4 de dades</text:p>
      <text:p text:style-name="P1"><text:tab/><text:tab/><text:tab/><text:tab/>1 de rs</text:p>
      <text:p text:style-name="P1"><text:tab/><text:tab/><text:tab/><text:tab/>1 de enable</text:p>
      <text:p text:style-name="P1"><text:tab/><text:tab/><text:tab/><text:tab/>1 de led+</text:p>
      <text:p text:style-name="P1"/>
      <text:p text:style-name="P1"/>
      <text:p text:style-name="P1">Els pulsadors van quan pull-down (Nivell logic 0).</text:p>
      <text:p text:style-name="P1"><text:soft-page-break/></text:p>
      <text:p text:style-name="P1">El disseny s'ha implementat per a optimitzar molt la llargada de les pistes i per tant els gpios han estat escollit bla bla bla</text:p>
      <text:p text:style-name="P1"/>
      <text:p text:style-name="P1">S'ha hagut de crear la llibreria del switch, ja que no hi era. <text:span text:style-name="T1">Only footprint</text:span>.</text:p>
      <text:p text:style-name="P3">Lo mateix per al brunzidor i el display.</text:p>
      <text:p text:style-name="P1"/>
      <text:p text:style-name="P1">A mes es contempla el nivell de volum de l'alarma i el nivell de voltatge del display mitjançant potenciometres. </text:p>
      <text:p text:style-name="P1"/>
      <text:p text:style-name="P3">GPIOS que es fan servir i com queden distribuits: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05:30.811143129</meta:creation-date>
    <meta:editing-duration>PT1H29M36S</meta:editing-duration>
    <meta:editing-cycles>3</meta:editing-cycles>
    <meta:generator>LibreOffice/4.2.8.2$Linux_X86_64 LibreOffice_project/420m0$Build-2</meta:generator>
    <dc:date>2017-07-07T17:48:05.842751937</dc:date>
    <meta:document-statistic meta:table-count="0" meta:image-count="0" meta:object-count="0" meta:page-count="2" meta:paragraph-count="38" meta:word-count="208" meta:character-count="1143" meta:non-whitespace-character-count="917"/>
  </office:meta>
</office:document-meta>
</file>